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marker-start="Arrow" draw:marker-end="Arrow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9900"/>
    </style:style>
    <style:style style:name="P4" style:family="paragraph">
      <style:paragraph-properties fo:text-align="center"/>
      <style:text-properties fo:color="#ff0000"/>
    </style:style>
    <style:style style:name="P5" style:family="paragraph">
      <style:paragraph-properties fo:text-align="center"/>
      <style:text-properties fo:color="#ff6600"/>
    </style:style>
    <style:style style:name="T1" style:family="text">
      <style:text-properties fo:color="#ffffff"/>
    </style:style>
    <style:style style:name="T2" style:family="text">
      <style:text-properties fo:color="#009900"/>
    </style:style>
    <style:style style:name="T3" style:family="text">
      <style:text-properties fo:color="#ff0000"/>
    </style:style>
    <style:style style:name="T4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4.572cm" svg:height="1.778cm" svg:x="7.647cm" svg:y="2.286cm">
          <text:p text:style-name="P1"><text:span text:style-name="T1">Choose</text:span></text:p>
          <text:p text:style-name="P1"><text:span text:style-name="T1">yellow 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72cm" svg:height="1.778cm" svg:x="7.647cm" svg:y="5.842cm">
          <text:p text:style-name="P1"><text:span text:style-name="T1">Open in</text:span></text:p>
          <text:p text:style-name="P1"><text:span text:style-name="T1">JO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9.933cm" svg:y1="4.064cm" svg:x2="9.933cm" svg:y2="5.842cm" draw:start-shape="id1" draw:end-shape="id2" draw:end-glue-point="0" svg:d="M9933 4064v1778" svg:viewBox="0 0 1 1779">
          <text:p/>
        </draw:connector>
        <draw:custom-shape draw:style-name="gr1" draw:text-style-name="P1" xml:id="id3" draw:id="id3" draw:layer="layout" svg:width="4.572cm" svg:height="1.778cm" svg:x="7.647cm" svg:y="8.89cm">
          <text:p text:style-name="P1"><text:span text:style-name="T1">Vali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9.933cm" svg:y1="7.62cm" svg:x2="9.933cm" svg:y2="8.89cm" draw:start-shape="id2" draw:start-glue-point="2" draw:end-shape="id3" svg:d="M9933 7620v1270" svg:viewBox="0 0 1 1271">
          <text:p/>
        </draw:connector>
        <draw:custom-shape draw:style-name="gr3" draw:text-style-name="P3" xml:id="id4" draw:id="id4" draw:layer="layout" svg:width="1.524cm" svg:height="1.016cm" svg:x="11.468cm" svg:y="10.16cm">
          <text:p text:style-name="P3"><text:span text:style-name="T2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24cm" svg:height="1.016cm" svg:x="7.05cm" svg:y="10.16cm">
          <text:p text:style-name="P4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1" draw:id="id11" draw:layer="layout" svg:width="2.386cm" svg:height="1.016cm" svg:x="8.74cm" svg:y="10.16cm">
          <text:p text:style-name="P5"><text:span text:style-name="T4">Alm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572cm" svg:height="1.778cm" svg:x="14.224cm" svg:y="18.288cm">
          <text:p text:style-name="P1"><text:span text:style-name="T1">Vali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2.992cm" svg:y1="10.668cm" svg:x2="14.224cm" svg:y2="19.177cm" draw:start-shape="id4" draw:start-glue-point="10" draw:end-shape="id5" draw:end-glue-point="3" svg:d="M12992 10668h617v8509h615" svg:viewBox="0 0 1233 8510">
          <text:p/>
        </draw:connector>
        <draw:connector draw:style-name="gr2" draw:text-style-name="P2" draw:layer="layout" svg:x1="16.51cm" svg:y1="18.288cm" svg:x2="12.219cm" svg:y2="3.175cm" draw:start-shape="id5" draw:start-glue-point="0" draw:end-shape="id1" draw:end-glue-point="1" svg:d="M16510 18288v-15113h-4291" svg:viewBox="0 0 4292 15114">
          <text:p/>
        </draw:connector>
        <draw:custom-shape draw:style-name="gr1" draw:text-style-name="P1" xml:id="id6" draw:id="id6" draw:layer="layout" svg:width="4.572cm" svg:height="1.778cm" svg:x="0.425cm" svg:y="18.289cm">
          <text:p text:style-name="P1"><text:span text:style-name="T1">Invali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2.711cm" svg:y1="18.289cm" svg:x2="7.647cm" svg:y2="3.175cm" draw:start-shape="id6" draw:start-glue-point="0" draw:end-shape="id1" draw:end-glue-point="3" svg:d="M2711 18289v-15114h4936" svg:viewBox="0 0 4937 15115">
          <text:p/>
        </draw:connector>
        <draw:connector draw:style-name="gr2" draw:text-style-name="P2" draw:layer="layout" svg:x1="7.05cm" svg:y1="10.668cm" svg:x2="4.997cm" svg:y2="19.178cm" draw:start-shape="id7" draw:start-glue-point="6" draw:end-shape="id6" draw:end-glue-point="1" svg:d="M7050 10668h-1026v8510h-1027" svg:viewBox="0 0 2054 8511">
          <text:p/>
        </draw:connector>
        <draw:custom-shape draw:style-name="gr1" draw:text-style-name="P1" xml:id="id12" draw:id="id12" draw:layer="layout" svg:width="4.572cm" svg:height="1.778cm" svg:x="7.647cm" svg:y="12.7cm">
          <text:p text:style-name="P1"><text:span text:style-name="T1">Easy fix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1.524cm" svg:height="1.016cm" svg:x="11.468cm" svg:y="13.97cm">
          <text:p text:style-name="P3"><text:span text:style-name="T2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24cm" svg:height="1.016cm" svg:x="7.05cm" svg:y="13.97cm">
          <text:p text:style-name="P4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05cm" svg:y1="14.478cm" svg:x2="4.997cm" svg:y2="19.178cm" draw:start-shape="id8" draw:start-glue-point="6" draw:end-shape="id6" draw:end-glue-point="1" svg:d="M7050 14478h-1026v4700h-1027" svg:viewBox="0 0 2054 4701">
          <text:p/>
        </draw:connector>
        <draw:connector draw:style-name="gr2" draw:text-style-name="P2" draw:layer="layout" svg:x1="9.933cm" svg:y1="18.434cm" svg:x2="14.224cm" svg:y2="19.177cm" draw:start-shape="id9" draw:start-glue-point="2" draw:end-shape="id5" draw:end-glue-point="3" svg:d="M9933 18434v743h4291" svg:viewBox="0 0 4292 744">
          <text:p/>
        </draw:connector>
        <draw:custom-shape draw:style-name="gr1" draw:text-style-name="P1" xml:id="id9" draw:id="id9" draw:layer="layout" svg:width="4.572cm" svg:height="1.778cm" svg:x="7.647cm" svg:y="16.656cm">
          <text:p text:style-name="P1"><text:span text:style-name="T1">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2.23cm" svg:y1="14.986cm" svg:x2="9.933cm" svg:y2="16.656cm" draw:start-shape="id10" draw:start-glue-point="8" draw:end-shape="id9" draw:end-glue-point="0" svg:d="M12230 14986v836h-2297v834" svg:viewBox="0 0 2298 1671">
          <text:p/>
        </draw:connector>
        <draw:connector draw:style-name="gr2" draw:text-style-name="P2" draw:layer="layout" svg:x1="9.933cm" svg:y1="11.176cm" svg:x2="9.933cm" svg:y2="12.7cm" draw:start-shape="id11" draw:start-glue-point="8" draw:end-shape="id12" draw:end-glue-point="0" svg:d="M9933 11176v1524" svg:viewBox="0 0 1 1525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3:43:24.285747824</meta:creation-date>
    <meta:generator>LibreOffice/4.2.8.2$Linux_X86_64 LibreOffice_project/420m0$Build-2</meta:generator>
    <meta:document-statistic meta:object-count="45"/>
  </office:meta>
</office:document-meta>
</file>